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normal" style:master-page-name="Standard">
      <style:paragraph-properties style:page-number="1"/>
    </style:style>
    <style:style style:name="P2" style:family="paragraph" style:parent-style-name="normal">
      <style:paragraph-properties fo:margin-left="1.27cm" fo:text-indent="0cm" style:auto-text-indent="false"/>
    </style:style>
    <style:style style:name="T1" style:family="text">
      <style:text-properties fo:font-size="13pt" fo:font-weight="bold" style:font-size-asian="13pt" style:font-weight-asian="bold" style:font-size-complex="13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Polar Adatgyűjtés Petrával: jegyzet</text:span><text:span text:style-name="T1"/></text:p>
      <text:p text:style-name="normal"/>
      <text:p text:style-name="normal">ketto csopi van, kontroll meg targy.</text:p>
      <text:p text:style-name="normal">Kontroll nem kapcsolta be az orat edzésre kulon. Tánc edzésre. De lehet másra igen, voltak ilyen magánakciók! </text:p>
      <text:p text:style-name="normal">Mindenkinel <text:s/>1 hetet volt ora, ott tancon bekapcsolta a sima, a kontroll nem.</text:p>
      <text:p text:style-name="normal">Kedd szerda csüt péntek</text:p>
      <text:p text:style-name="normal">csoportok:</text:p>
      <text:p text:style-name="P2">2 szerda csut pentek</text:p>
      <text:p text:style-name="P2">1 kedd szerda csüt</text:p>
      <text:p text:style-name="normal">meg ugye volt akinél nem volt <text:s/>óra és akkor nála 2 hetet volt az óra</text:p>
      <text:p text:style-name="normal">csak azt az egy hetet vagy összefésülni</text:p>
      <text:p text:style-name="normal">kontrollban is meg simaban is volt 2 csoport, sex meg age szerint</text:p>
      <text:p text:style-name="normal">volt aki nem jött, nem vette fel, levette, lemerült, piszkálta… sokat kell szűrni.</text:p>
      <text:p text:style-name="normal">A kontrollnak is van táblája az edzésre, de üres lesz, mert ugye nem edzett.</text:p>
      <text:p text:style-name="normal"/>
      <text:p text:style-name="normal">Amit kaptál, nála 3szor volt kint óra, és ő kontroll csoport. A mi output fájlok.</text:p>
      <text:p text:style-name="normal">csv-ben lenne jó elvileg</text:p>
      <text:p text:style-name="normal"/>
      <text:p text:style-name="normal">platform? egyes adatpontok…</text:p>
      <text:p text:style-name="normal"/>
      <text:p text:style-name="normal">pulzusok elejen vegen atlag, 3 foglalkozas kozti, azokon kivuli atlagok, pulzusok, alvások</text:p>
      <text:p text:style-name="normal"/>
      <text:p text:style-name="normal">volt ilyen is h valakinek az adata egy másik accountra került rá mert nem lett frissítve. Ott a kalória mondjuk nem valami jó…</text:p>
      <text:p text:style-name="normal"/>
      <text:p text:style-name="normal">van egy táblázat benne h kinek mikor meddig volt kiadva az óra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hu" fo:country="HU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hu" fo:country="HU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break-before="auto" fo:break-after="auto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1" meta:paragraph-count="19" meta:word-count="183" meta:character-count="1070" meta:non-whitespace-character-count="903"/>
    <meta:generator>LibreOffice/24.8.7.2$Linux_X86_64 LibreOffice_project/480$Build-2</meta:generator>
  </office:meta>
</office:document-meta>
</file>